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FF000001AFE9343EBB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solid" draw:fill-color="#00993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fill-color="#ffffff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406cm" draw:marker-start-width="0.806cm" draw:marker-end-width="0.806cm" draw:fill="solid" draw:fill-color="#ffffff" draw:textarea-vertical-align="middle" fo:padding-top="0.325cm" fo:padding-bottom="0.325cm" fo:padding-left="0.45cm" fo:padding-right="0.45cm"/>
    </style:style>
    <style:style style:name="gr16" style:family="graphic" style:parent-style-name="objectwithoutfill">
      <style:graphic-properties svg:stroke-width="0cm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svg:stroke-width="0.203cm" draw:marker-start-width="0.503cm" draw:marker-end-width="0.503cm" draw:fill="solid" draw:fill-color="#ffffff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66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855cm"/>
    </style:style>
    <style:style style:name="ro3" style:family="table-row">
      <style:table-row-properties style:row-height="1.856cm"/>
    </style:style>
    <style:style style:name="ce1" style:family="table-cell">
      <style:graphic-properties draw:fill="none" draw:fill-image-width="0cm" draw:fill-image-height="0cm" style:repeat="repeat"/>
      <style:paragraph-properties fo:border="0.28pt solid #000000"/>
    </style:style>
    <style:style style:name="ce2" style:family="table-cell">
      <style:graphic-properties draw:fill="none" draw:fill-image-width="0cm" draw:fill-image-height="0cm" style:repeat="repeat"/>
      <style:paragraph-properties fo:border-left="0.28pt solid #000000" fo:border-right="0.28pt solid #000000" fo:border-top="0.28pt solid #000000" fo:border-bottom="0.28pt solid #00cc00"/>
    </style:style>
    <style:style style:name="ce3" style:family="table-cell">
      <style:graphic-properties draw:fill="none" draw:fill-image-width="0cm" draw:fill-image-height="0cm" style:repeat="repeat"/>
      <style:paragraph-properties fo:border-left="0.28pt solid #000000" fo:border-right="0.28pt solid #00cc00" fo:border-top="0.28pt solid #000000" fo:border-bottom="0.28pt solid #000000"/>
    </style:style>
    <style:style style:name="ce4" style:family="table-cell">
      <style:graphic-properties draw:fill="none" draw:fill-image-width="0cm" draw:fill-image-height="0cm" style:repeat="repeat"/>
      <style:paragraph-properties fo:border="0.28pt solid #00cc00"/>
    </style:style>
    <style:style style:name="ce5" style:family="table-cell">
      <style:graphic-properties draw:fill="none" draw:fill-image-width="0cm" draw:fill-image-height="0cm" style:repeat="repeat"/>
      <style:paragraph-properties fo:border-left="0.28pt solid #00cc00" fo:border-right="0.28pt solid #000000" fo:border-top="0.28pt solid #000000" fo:border-bottom="0.28pt solid #000000"/>
    </style:style>
    <style:style style:name="ce6" style:family="table-cell">
      <style:graphic-properties draw:fill="none" draw:fill-image-width="0cm" draw:fill-image-height="0cm" style:repeat="repeat"/>
      <style:paragraph-properties fo:border-left="0.28pt solid #000000" fo:border-right="0.28pt solid #000000" fo:border-top="0.28pt solid #00cc00" fo:border-bottom="0.28pt solid #000000"/>
    </style:style>
    <style:style style:name="ce7" style:family="table-cell">
      <style:graphic-properties style:repeat="repeat"/>
      <style:paragraph-properties fo:margin-top="0cm" fo:margin-bottom="0cm" fo:text-align="center" fo:border="0.03pt solid #000000">
        <style:tab-stops/>
      </style:paragraph-properties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margin-top="0cm" fo:margin-bottom="0cm" fo:text-align="center">
        <style:tab-stops/>
      </style:paragraph-properties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b2b2b2" fo:font-size="22pt" style:font-size-asian="22pt" style:font-size-complex="22pt"/>
    </style:style>
    <style:style style:name="T4" style:family="text">
      <style:text-properties fo:color="#00cc33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.368cm" svg:height="5.334cm" svg:x="2.54cm" svg:y="1.532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18cm" svg:height="2.794cm" svg:x="2.54cm" svg:y="10.876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6cm" svg:height="2.794cm" svg:x="2.64cm" svg:y="16.71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2.286cm" draw:transform="rotate (-1.56416407563732) translate (6.834cm 7.12cm)">
          <text:p text:style-name="P1"><text:span text:style-name="T2">fee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538cm" svg:height="2.169cm" draw:transform="rotate (-1.56556033903891) translate (6.734cm 13.978cm)">
          <text:p text:style-name="P1"><text:span text:style-name="T2">tra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94cm" svg:height="2.54cm" svg:x="18.796cm" svg:y="16.8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6.096cm" svg:height="2.286cm" svg:x="11.515cm" svg:y="17.821cm">
          <text:p text:style-name="P1"><text:span text:style-name="T2">answers</text:span></text:p>
          <draw:enhanced-geometry svg:viewBox="0 0 21600 21600" draw:text-areas="0 ?f0 ?f5 ?f2" draw:type="right-arrow" draw:modifiers="17784.4841725439 6202.98977183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6.35cm" svg:height="2.032cm" svg:x="9.652cm" svg:y="16.11cm">
          <text:p text:style-name="P1"><text:span text:style-name="T2">questio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8.281cm" svg:height="2.286cm" draw:transform="rotate (1.56049888420813) translate (18.992cm 15.591cm)">
          <text:p text:style-name="P1"><text:span text:style-name="T2">generates</text:span></text:p>
          <draw:enhanced-geometry svg:viewBox="0 0 21600 21600" draw:text-areas="0 ?f0 ?f5 ?f2" draw:type="right-arrow" draw:modifiers="18014.9377593361 5430.69523393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2" draw:layer="layout" svg:width="15.748cm" svg:height="5.334cm" svg:x="2.54cm" svg:y="1.496cm">
          <text:p text:style-name="P1"><text:span text:style-name="T1">train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18cm" svg:height="2.794cm" svg:x="2.54cm" svg:y="10.84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6cm" svg:height="2.794cm" svg:x="2.64cm" svg:y="16.674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2.286cm" draw:transform="rotate (-1.56416407563732) translate (6.834cm 7.084cm)">
          <text:p text:style-name="P1"><text:span text:style-name="T2">fee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538cm" svg:height="2.169cm" draw:transform="rotate (-1.56556033903891) translate (6.734cm 13.942cm)">
          <text:p text:style-name="P1"><text:span text:style-name="T2">tra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6.604cm" svg:height="5.334cm" svg:x="19.504cm" svg:y="1.496cm">
          <text:p text:style-name="P1"><text:span text:style-name="T1">test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1.43cm" svg:x="23.36cm" svg:y="7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5.654cm" svg:height="2.132cm" svg:x="8.984cm" svg:y="16.948cm">
          <text:p text:style-name="P1"><text:span text:style-name="T2">validates</text:span></text:p>
          <draw:enhanced-geometry svg:viewBox="0 0 21600 21600" draw:text-areas="?f7 ?f0 21600 ?f2" draw:type="left-arrow" draw:modifiers="1799.85237431313 5184.8101265822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1.938cm" svg:height="1.119cm" svg:x="2.794cm" svg:y="2.286cm">
          <draw:text-box>
            <text:p text:style-name="P4"><text:span text:style-name="T2">“</text:span><text:span text:style-name="T2">Javascript is a cool language.”</text:span></text:p>
          </draw:text-box>
        </draw:frame>
        <draw:frame draw:style-name="gr8" draw:text-style-name="P4" draw:layer="layout" svg:width="12.446cm" svg:height="1.119cm" svg:x="14.986cm" svg:y="2.34cm">
          <draw:text-box>
            <text:p text:style-name="P4"><text:span text:style-name="T2">“</text:span><text:span text:style-name="T2">Be cool and mind your language.”</text:span></text:p>
          </draw:text-box>
        </draw:frame>
        <draw:frame draw:style-name="gr8" draw:text-style-name="P4" draw:layer="layout" svg:width="11.938cm" svg:height="4.591cm" svg:x="3.875cm" svg:y="4.469cm">
          <draw:text-box>
            <text:p text:style-name="P4"><text:span text:style-name="T2">Javascript</text:span><text:span text:style-name="T2"><text:line-break/></text:span><text:span text:style-name="T3">is</text:span><text:span text:style-name="T2"><text:line-break/></text:span><text:span text:style-name="T3">a</text:span><text:span text:style-name="T2"><text:line-break/></text:span><text:span text:style-name="T4">cool</text:span></text:p>
            <text:p text:style-name="P4"><text:span text:style-name="T4">language</text:span></text:p>
          </draw:text-box>
        </draw:frame>
        <draw:frame draw:style-name="gr8" draw:text-style-name="P4" draw:layer="layout" svg:width="6.89cm" svg:height="5.459cm" svg:x="15.986cm" svg:y="4.241cm">
          <draw:text-box>
            <text:p text:style-name="P4"><text:span text:style-name="T3">Be</text:span></text:p>
            <text:p text:style-name="P4"><text:span text:style-name="T4">cool</text:span><text:span text:style-name="T2"><text:line-break/></text:span><text:span text:style-name="T3">and</text:span></text:p>
            <text:p text:style-name="P4"><text:span text:style-name="T2">mind</text:span></text:p>
            <text:p text:style-name="P4"><text:span text:style-name="T3">your</text:span></text:p>
            <text:p text:style-name="P4"><text:span text:style-name="T4">language</text:span></text:p>
          </draw:text-box>
        </draw:frame>
        <draw:custom-shape draw:style-name="gr9" draw:text-style-name="P1" draw:layer="layout" svg:width="1.016cm" svg:height="1.016cm" svg:x="9.62cm" svg:y="11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11.02cm" svg:y="11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8.12cm" svg:y="13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9.52cm" svg:y="13.8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1.016cm" svg:x="11.12cm" svg:y="13.8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1.016cm" svg:x="12.52cm" svg:y="13.85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842cm" svg:y1="13.224cm" svg:x2="13.938cm" svg:y2="13.224cm">
          <text:p/>
        </draw:line>
        <draw:frame draw:style-name="gr8" draw:text-style-name="P5" draw:layer="layout" svg:width="5.08cm" svg:height="1.513cm" svg:x="14.154cm" svg:y="12.37cm">
          <draw:text-box>
            <text:p text:style-name="P5"><text:span text:style-name="T5">= 2/4 = </text:span><text:span text:style-name="T6">0.5</text:span></text:p>
          </draw:text-box>
        </draw:frame>
        <draw:line draw:style-name="gr11" draw:text-style-name="P1" draw:layer="layout" svg:x1="2.942cm" svg:y1="4.124cm" svg:x2="26.924cm" svg:y2="4.064cm">
          <text:p/>
        </draw:line>
        <draw:line draw:style-name="gr11" draw:text-style-name="P1" draw:layer="layout" svg:x1="2.942cm" svg:y1="10.424cm" svg:x2="26.924cm" svg:y2="10.364cm">
          <text:p/>
        </draw:line>
        <draw:line draw:style-name="gr11" draw:text-style-name="P1" draw:layer="layout" svg:x1="14.478cm" svg:y1="2.286cm" svg:x2="14.478cm" svg:y2="10.424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standard" draw:layer="layout" svg:width="14.098cm" svg:height="3.887cm" svg:x="9.619cm" svg:y="10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</table:table-row>
            <table:table-row table:style-name="ro1">
              <table:table-cell table:style-name="ce3"/>
              <table:table-cell table:style-name="ce4"/>
              <table:table-cell table:style-name="ce5"/>
              <table:table-cell table:style-name="ce1"/>
            </table:table-row>
            <table:table-row table:style-name="ro1" table:default-cell-style-name="ce1">
              <table:table-cell/>
              <table:table-cell table:style-name="ce6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text-style-name="P1" draw:layer="layout" svg:width="26.162cm" svg:height="15.24cm" svg:x="1.016cm" svg:y="2.794cm">
          <draw:image xlink:href="Pictures/10000000000002FF000001AFE9343EB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3" draw:text-style-name="P1" draw:layer="layout" svg:width="26.67cm" svg:height="9.398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54cm" svg:height="2.439cm" svg:x="2.902cm" svg:y="1.488cm">
          <text:p text:style-name="P6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54cm" svg:height="2.439cm" svg:x="3.133cm" svg:y="6.143cm">
          <text:p text:style-name="P6"><text:span text:style-name="T7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54cm" svg:height="2.438cm" svg:x="7.982cm" svg:y="3.705cm">
          <text:p text:style-name="P6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5.211cm" svg:y1="3.307cm" svg:x2="7.982cm" svg:y2="4.415cm">
          <text:p/>
        </draw:line>
        <draw:line draw:style-name="gr16" draw:text-style-name="P1" draw:layer="layout" svg:x1="4.287cm" svg:y1="3.927cm" svg:x2="4.287cm" svg:y2="6.144cm">
          <text:p/>
        </draw:line>
        <draw:line draw:style-name="gr17" draw:text-style-name="P1" draw:layer="layout" svg:x1="5.673cm" svg:y1="6.854cm" svg:x2="8.213cm" svg:y2="5.524cm">
          <text:p/>
        </draw:line>
        <draw:frame draw:style-name="standard" draw:layer="layout" svg:width="10.675cm" svg:height="7.42cm" svg:x="14.438cm" svg:y="1.197cm">
          <table:table table:template-name="lightblue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7">
              <table:table-cell/>
              <table:table-cell>
                <text:p text:style-name="P7">A</text:p>
              </table:table-cell>
              <table:table-cell>
                <text:p text:style-name="P7">B</text:p>
              </table:table-cell>
              <table:table-cell>
                <text:p text:style-name="P7">C</text:p>
              </table:table-cell>
            </table:table-row>
            <table:table-row table:style-name="ro2" table:default-cell-style-name="ce7">
              <table:table-cell>
                <text:p text:style-name="P7">A</text:p>
              </table:table-cell>
              <table:table-cell>
                <text:p text:style-name="P7">1</text:p>
              </table:table-cell>
              <table:table-cell>
                <text:p text:style-name="P7">0.1</text:p>
              </table:table-cell>
              <table:table-cell>
                <text:p text:style-name="P7">0.8</text:p>
              </table:table-cell>
            </table:table-row>
            <table:table-row table:style-name="ro2" table:default-cell-style-name="ce7">
              <table:table-cell>
                <text:p text:style-name="P7">B</text:p>
              </table:table-cell>
              <table:table-cell>
                <text:p text:style-name="P7">0.1</text:p>
              </table:table-cell>
              <table:table-cell>
                <text:p text:style-name="P7">1</text:p>
              </table:table-cell>
              <table:table-cell>
                <text:p text:style-name="P7">0.5</text:p>
              </table:table-cell>
            </table:table-row>
            <table:table-row table:style-name="ro3" table:default-cell-style-name="ce7">
              <table:table-cell>
                <text:p text:style-name="P7">C</text:p>
              </table:table-cell>
              <table:table-cell>
                <text:p text:style-name="P7">0.8</text:p>
              </table:table-cell>
              <table:table-cell>
                <text:p text:style-name="P7">0.5</text:p>
              </table:table-cell>
              <table:table-cell>
                <text:p text:style-name="P7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8:01:12.705300219</meta:creation-date>
    <dc:date>2016-03-16T01:46:19.663331580</dc:date>
    <meta:editing-duration>PT10H20M55S</meta:editing-duration>
    <meta:editing-cycles>8</meta:editing-cycles>
    <meta:generator>LibreOffice/4.2.7.2$Linux_X86_64 LibreOffice_project/420m0$Build-2</meta:generator>
    <meta:document-statistic meta:object-count="73"/>
  </office:meta>
</office:document-meta>
</file>